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410EF1887C78166C.png" manifest:media-type="image/png"/>
  <manifest:file-entry manifest:full-path="Pictures/10000000000001C2000000F79C387FF42461A98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3bef7a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text-underline-style="none" fo:font-weight="normal" officeooo:rsid="0043e711" officeooo:paragraph-rsid="0043e711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text-underline-style="none" fo:font-weight="bold" officeooo:rsid="0043e711" officeooo:paragraph-rsid="0043e711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44aa9f" officeooo:paragraph-rsid="0044aa9f" style:font-weight-asian="bold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18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9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itulo">
      <style:text-properties officeooo:paragraph-rsid="00395921"/>
    </style:style>
    <style:style style:name="P21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2" style:family="paragraph" style:parent-style-name="Notas_20_Informativas">
      <style:paragraph-properties fo:text-align="justify" style:justify-single-word="false"/>
      <style:text-properties style:text-underline-style="none" fo:font-weight="normal" officeooo:rsid="0045fbec" officeooo:paragraph-rsid="00452e25" style:font-weight-asian="normal" style:font-weight-complex="normal"/>
    </style:style>
    <style:style style:name="P23" style:family="paragraph" style:parent-style-name="Heading_20_1">
      <style:text-properties officeooo:rsid="0014c507" officeooo:paragraph-rsid="0014c507"/>
    </style:style>
    <style:style style:name="P24" style:family="paragraph" style:parent-style-name="Standard" style:master-page-name="First_20_Page">
      <style:paragraph-properties style:page-number="auto"/>
    </style:style>
    <style:style style:name="P25" style:family="paragraph" style:parent-style-name="Standard" style:master-page-name="Standard">
      <style:paragraph-properties style:page-number="auto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13cf67" style:font-size-asian="12pt" style:font-size-complex="12pt"/>
    </style:style>
    <style:style style:name="T9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0" style:family="text">
      <style:text-properties fo:text-transform="uppercase" fo:color="#336633" style:font-name="Calibri1" fo:font-size="24pt" fo:font-weight="bold" officeooo:rsid="001f3da8" style:font-size-asian="24pt" style:font-weight-asian="bold" style:font-size-complex="24pt" style:font-weight-complex="bold"/>
    </style:style>
    <style:style style:name="T11" style:family="text">
      <style:text-properties fo:text-transform="uppercase" fo:color="#336633" style:font-name="Calibri1" fo:font-size="24pt" fo:font-weight="bold" officeooo:rsid="003fdb3c" style:font-size-asian="24pt" style:font-weight-asian="bold" style:font-size-complex="24pt" style:font-weight-complex="bold"/>
    </style:style>
    <style:style style:name="T12" style:family="text">
      <style:text-properties fo:text-transform="uppercase" fo:color="#336633" style:font-name="Calibri1" fo:font-size="24pt" fo:font-weight="bold" officeooo:rsid="0043e711" style:font-size-asian="24pt" style:font-weight-asian="bold" style:font-size-complex="24pt" style:font-weight-complex="bold"/>
    </style:style>
    <style:style style:name="T13" style:family="text">
      <style:text-properties officeooo:rsid="003bef7a"/>
    </style:style>
    <style:style style:name="T14" style:family="text">
      <style:text-properties officeooo:rsid="0044aa9f"/>
    </style:style>
    <style:style style:name="T15" style:family="text">
      <style:text-properties officeooo:rsid="00461b3c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13" text:name="NumeroTema"/>
        <text:user-field-decl office:value-type="string" office:string-value="Cordova y Electron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4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9C387FF42461A98D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9">TEMA </text:span><text:span text:style-name="T11">1</text:span><text:span text:style-name="T12">3</text:span><text:span text:style-name="T9"> – </text:span><text:span text:style-name="T10">ACTIVIDAD 1 </text:span></text:p>
      <text:p text:style-name="P9"><text:span text:style-name="T10">(No evaluable)</text:span><text:span text:style-name="T9">.</text:span></text:p>
      <text:p text:style-name="P7"><text:user-field-get text:name="Tema">Cordova y Electron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17">Sergio García Barea</text:p>
      <text:p text:style-name="P16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9">201<text:span text:style-name="T13">8</text:span>/201<text:span text:style-name="T13">9</text:span></text:p>
      <text:p text:style-name="P18"><text:tab/><text:tab/><text:tab/><text:tab/><text:tab/><text:tab/><text:tab/><text:tab/><text:tab/><text:tab/>Versión:<text:date style:data-style-name="N104" text:date-value="2018-12-17T13:02:47.764254030">181217</text:date>.<text:time style:data-style-name="N105" text:time-value="2018-12-17T13:02:47.764426278">1301</text:time></text:p>
      <text:p text:style-name="P3"><text:soft-page-break/></text:p>
      <text:p text:style-name="P10">Licencia</text:p>
      <text:p text:style-name="Standard"/>
      <text:p text:style-name="P15"><draw:frame draw:style-name="fr3" draw:name="gráficos3" text:anchor-type="paragraph" svg:x="0.741cm" svg:y="0cm" svg:width="2cm" svg:height="0.7cm" draw:z-index="2"><draw:image xlink:href="Pictures/100000000000007600000029410EF1887C78166C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4"/>
      <text:p text:style-name="Notas_20_Informativas"><text:span text:style-name="T3"> </text:span>Atención</text:p>
      <text:p text:style-name="P14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1">1. Boletín de ejercicios<text:tab/>3</text:p>
        </text:index-body>
      </text:table-of-content>
      <text:p text:style-name="Standard"/>
      <text:p text:style-name="P25"/>
      <text:p text:style-name="Standard"/>
      <text:p text:style-name="Standard"/>
      <text:p text:style-name="P20">UD<text:user-field-get text:name="NumeroTema">13</text:user-field-get>. <text:user-field-get text:name="Tema">Cordova y Electron</text:user-field-get></text:p>
      <text:h text:style-name="P23" text:outline-level="1">Boletín de ejercicios </text:h>
      <text:p text:style-name="P22"><text:span text:style-name="T3"> </text:span>Estos ejercicios son avanzados y requieren investigación. Comparte en el foro tus dudas y tus avances.</text:p>
      <text:p text:style-name="P11"><text:span text:style-name="T4">1)</text:span> Utiliza el ejemplo de “juego Sokoban” proporcionado y conviértelo en una aplicación para Android usando Cordova.</text:p>
      <text:p text:style-name="P12"/>
      <text:p text:style-name="P11"><text:span text:style-name="T4">1-Ampliación)</text:span> Haz que el juego al ganar <text:span text:style-name="T15">obtenga</text:span> las coordenada<text:span text:style-name="T14">s físicas (usando </text:span><text:s/>donde estás actualmente y las muestre en pantalla. </text:p>
      <text:p text:style-name="P11"><text:span text:style-name="T14">Un ejemplo </text:span><text:a xlink:type="simple" xlink:href="https://github.com/apache/cordova-plugin-geolocation" text:style-name="Internet_20_link" text:visited-style-name="Visited_20_Internet_20_Link">https://github.com/apache/cordova-plugin-geolocation</text:a></text:p>
      <text:p text:style-name="P13">Comparte tus dudas y resultados en el foro.</text:p>
      <text:p text:style-name="P12"/>
      <text:p text:style-name="P11"><text:span text:style-name="T4">2)</text:span> Utiliza el ejemplo de “Paint” <text:span text:style-name="T15">C</text:span>ordova y <text:span text:style-name="T14">conviértelo</text:span> en una app de Escritorio para Linux y Windows usando Electron.</text:p>
      <text:p text:style-name="P12"/>
      <text:p text:style-name="P11"><text:span text:style-name="T4">2-Ampliación)</text:span> Investiga como <text:span text:style-name="T15">usar </text:span>Lectura/Escritura de ficheros en NodeJs,</text:p>
      <text:p text:style-name="P11">Aquí un ejemplo <text:a xlink:type="simple" xlink:href="https://en.proft.me/2016/03/20/how-read-and-write-file-nodejs/" text:style-name="Internet_20_link" text:visited-style-name="Visited_20_Internet_20_Link">https://en.proft.me/2016/03/20/how-read-and-write-file-nodejs/</text:a></text:p>
      <text:p text:style-name="P11"><text:span text:style-name="T14">P</text:span>odrías hacer que tu aplicación Electron incluyera un botón “Leer dibujo de midibujo.txt”, que <text:span text:style-name="T14">leería</text:span> de ese fichero el dibujo realizado (formato texto) y lo <text:span text:style-name="T14">plasmaría</text:span> en pantalla y otro botón “Guardar dibujo en midibujo.txt” que <text:span text:style-name="T14">guardaría</text:span> en ese fichero (formato texto) el contenido del dibujo actual.</text:p>
      <text:p text:style-name="P11">Podéis utilizar como formato del fichero txt un número para indicar que color tiene cada celda.</text:p>
      <text:p text:style-name="P13">Comparte tus dudas y resultados en el fo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13" text:name="NumeroTema"/>
          <text:user-field-decl office:value-type="string" office:string-value="Cordova y Electron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</text:span><text:span text:style-name="MT1"><text:user-field-get text:name="NumeroTema">13</text:user-field-get></text:span><text:span text:style-name="MT1">. </text:span><text:span text:style-name="MT1"><text:user-field-get text:name="Tema">Cordova y Electron</text:user-field-get></text:span></text:p>
      </style:header>
      <style:footer>
        <text:user-field-decls>
          <text:user-field-decl office:value-type="string" office:string-value="13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3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2H12M43S</meta:editing-duration>
    <meta:editing-cycles>37</meta:editing-cycles>
    <meta:generator>LibreOffice/6.1.3.2$Linux_X86_64 LibreOffice_project/10$Build-2</meta:generator>
    <dc:title>Plantilla CEED</dc:title>
    <dc:date>2018-12-17T13:02:47.643873516</dc:date>
    <meta:document-statistic meta:table-count="0" meta:image-count="2" meta:object-count="0" meta:page-count="3" meta:paragraph-count="35" meta:word-count="293" meta:character-count="2011" meta:non-whitespace-character-count="1729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